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093E819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officeooo:rsid="000eda84" officeooo:paragraph-rsid="000eda84"/>
    </style:style>
    <style:style style:name="P8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1" style:family="paragraph" style:parent-style-name="Standard" style:list-style-name="L4">
      <style:text-properties fo:font-style="normal" style:font-style-asian="normal" style:font-style-complex="normal"/>
    </style:style>
    <style:style style:name="P12" style:family="paragraph" style:parent-style-name="Standard" style:list-style-name="L4">
      <style:text-properties fo:font-style="normal" officeooo:rsid="000db1e7" officeooo:paragraph-rsid="000db1e7" style:font-style-asian="normal" style:font-style-complex="normal"/>
    </style:style>
    <style:style style:name="P13" style:family="paragraph" style:parent-style-name="Standard" style:list-style-name="L4">
      <style:text-properties fo:font-style="normal" officeooo:rsid="000db1e7" officeooo:paragraph-rsid="001719cc" style:font-style-asian="normal" style:font-style-complex="normal"/>
    </style:style>
    <style:style style:name="P14" style:family="paragraph" style:parent-style-name="Standard" style:list-style-name="L4">
      <style:text-properties fo:font-style="normal" officeooo:rsid="000db1e7" officeooo:paragraph-rsid="00180f77" style:font-style-asian="normal" style:font-style-complex="normal"/>
    </style:style>
    <style:style style:name="P15" style:family="paragraph" style:parent-style-name="Standard" style:list-style-name="L4">
      <style:text-properties fo:font-style="normal" officeooo:rsid="000db1e7" officeooo:paragraph-rsid="0017b556" style:font-style-asian="normal" style:font-style-complex="normal"/>
    </style:style>
    <style:style style:name="P16" style:family="paragraph" style:parent-style-name="Standard" style:list-style-name="L4">
      <style:text-properties fo:font-style="normal" officeooo:rsid="000db1e7" officeooo:paragraph-rsid="001569bc" style:font-style-asian="normal" style:font-style-complex="normal"/>
    </style:style>
    <style:style style:name="P17" style:family="paragraph" style:parent-style-name="Standard" style:list-style-name="L4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4">
      <style:text-properties officeooo:paragraph-rsid="000db1b2"/>
    </style:style>
    <style:style style:name="P23" style:family="paragraph" style:parent-style-name="Standard" style:list-style-name="L4">
      <style:text-properties officeooo:paragraph-rsid="000db1e7"/>
    </style:style>
    <style:style style:name="P24" style:family="paragraph" style:parent-style-name="Standard" style:list-style-name="L4">
      <style:text-properties officeooo:paragraph-rsid="00103b71"/>
    </style:style>
    <style:style style:name="P25" style:family="paragraph" style:parent-style-name="Standard" style:list-style-name="L4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da8" style:font-style-asian="italic" style:font-style-complex="italic"/>
    </style:style>
    <style:style style:name="T13" style:family="text">
      <style:text-properties fo:font-style="italic" officeooo:rsid="000db1b2" style:font-style-asian="italic" style:font-style-complex="italic"/>
    </style:style>
    <style:style style:name="T14" style:family="text">
      <style:text-properties fo:font-style="italic" officeooo:rsid="000f0a5a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f0a5a" style:font-style-asian="normal" style:font-style-complex="normal"/>
    </style:style>
    <style:style style:name="T23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0" style:family="text">
      <style:text-properties officeooo:rsid="000f0a5a"/>
    </style:style>
    <style:style style:name="T31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139054054940573911" text:style-name="L1">
        <text:list-item>
          <text:p text:style-name="P7">how long the model should be used (let CMA-ES converge to the optimum alone...?)</text:p>
        </text:list-item>
        <text:list-item>
          <text:p text:style-name="P7">evolution control (either <text:span text:style-name="T11">individual</text:span><text:span text:style-name="T21"> or </text:span><text:span text:style-name="T11">generational</text:span><text:span text:style-name="T21">) </text:span><text:span text:style-name="T22">and its parameters (\gamma for </text:span><text:span text:style-name="T14">individual</text:span><text:span text:style-name="T22"> (also affected by \beta), resp. generations = [original, model] -evaluated)</text:span></text:p>
        </text:list-item>
        <text:list-item>
          <text:p text:style-name="P7"><text:span text:style-name="T21">\beta – max. fraction of normal population size (\lambda) to </text:span><text:span text:style-name="T11">pre-sample</text:span><text:span text:style-name="T21"> (fraction of individuals to be evaluated by the original fitness before model training)</text:span></text:p>
        </text:list-item>
        <text:list-item>
          <text:p text:style-name="P8">\gamma – (\gamma \lambda) points are sampled for model evaluation</text:p>
        </text:list-item>
        <text:list-item>
          <text:p text:style-name="P9">model_options</text:p>
        </text:list-item>
      </text:list>
      <text:p text:style-name="P4">CMA-ES parameters</text:p>
      <text:list xml:id="list8086139575748043630" text:style-name="L2">
        <text:list-item>
          <text:p text:style-name="P10"><text:span text:style-name="T1">x</text:span>_start, <text:span text:style-name="T5">\sigma_init, fitness()</text:span></text:p>
        </text:list-item>
      </text:list>
      <text:p text:style-name="Standard"/>
      <text:p text:style-name="Standard">Initialization</text:p>
      <text:list xml:id="list3551211645216203004" text:style-name="L3">
        <text:list-item>
          <text:p text:style-name="P20">model = []</text:p>
        </text:list-item>
      </text:list>
      <text:p text:style-name="Standard"/>
      <text:p text:style-name="P2">Generation loop</text:p>
      <text:list xml:id="list2174486396317247942" text:style-name="L4">
        <text:list-item>
          <text:p text:style-name="P21"><text:span text:style-name="T1">for</text:span> g = 1, 2, ... <text:s/>// <text:span text:style-name="T11">generation loop<text:line-break/> <text:s/></text:span>...<text:line-break/> <text:s/>// <text:span text:style-name="T13">surrogateManager </text:span><text:span text:style-name="T12">decides whether use model or not<text:line-break/></text:span> <text:s/>...<text:line-break/> <text:s/>// <text:span text:style-name="T13">this is individual control:</text:span></text:p>
        </text:list-item>
        <text:list-item>
          <text:p text:style-name="P22"><text:s text:c="2"/>model = <text:span text:style-name="T31">SpecificModel</text:span>.new(model, model_options, <text:span text:style-name="T1">x</text:span><text:span text:style-name="T5">_mean, g</text:span>)</text:p>
        </text:list-item>
        <text:list-item>
          <text:p text:style-name="P21"><text:s text:c="2"/>n_required = model.getNTrainData<text:tab/>// <text:span text:style-name="T11">zero is possible, old model is then taken</text:span></text:p>
        </text:list-item>
        <text:list-item>
          <text:p text:style-name="P11"><text:s text:c="2"/>n_maxSampled = floor( \beta \lambda )</text:p>
        </text:list-item>
        <text:list-item>
          <text:p text:style-name="P21"><text:s text:c="2"/>[<text:span text:style-name="T1">X</text:span><text:span text:style-name="T5">_train</text:span>, <text:span text:style-name="T1">y</text:span><text:span text:style-name="T5">_train</text:span>] = <text:span text:style-name="T10">dataSelector</text:span><text:span text:style-name="T5">.getTrainArchiveData</text:span>( ...<text:line-break/> <text:s text:c="5"/>(n_required – n_maxSampled), n_required, <text:span text:style-name="T1">x</text:span>_mean, <text:span text:style-name="T30">\</text:span>sigma, <text:span text:style-name="T1">BD</text:span>)</text:p>
        </text:list-item>
        <text:list-item>
          <text:p text:style-name="P21"><text:s text:c="2"/>n_toSample = n_required – size(<text:span text:style-name="T1">X</text:span><text:span text:style-name="T5">_train</text:span>,1)</text:p>
        </text:list-item>
        <text:list-item>
          <text:p text:style-name="P21"><text:s text:c="2"/><text:span text:style-name="T1">if</text:span><text:span text:style-name="T5"> (n_toSample &gt; n_maxSampled)</text:span></text:p>
        </text:list-item>
        <text:list-item>
          <text:p text:style-name="P21"><text:span text:style-name="T5"><text:s text:c="4"/>// </text:span><text:span text:style-name="T15">either use an old model </text:span><text:span text:style-name="T19">(see Drawing 1)</text:span><text:span text:style-name="T15">, or do not use model at all</text:span><text:span text:style-name="T5"> </text:span></text:p>
        </text:list-item>
        <text:list-item>
          <text:p text:style-name="P21"><text:span text:style-name="T1"><text:s text:c="2"/>if</text:span> (n_toSample &gt; 0)</text:p>
        </text:list-item>
        <text:list-item>
          <text:p text:style-name="P21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21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21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23"><text:span text:style-name="T5"><text:s text:c="2"/>// </text:span><text:span text:style-name="T16">sample extended population of sz. \lambda_</text:span><text:span text:style-name="T23">surrogate = \gamma (\lambda – n_toSample)<text:line-break/> <text:s/></text:span><text:span text:style-name="T27">X</text:span><text:span text:style-name="T23">_extend ~ \sigma </text:span><text:span text:style-name="T27">B</text:span><text:span text:style-name="T23"> </text:span><text:span text:style-name="T27">D</text:span><text:span text:style-name="T23"> </text:span><text:span text:style-name="T16">N</text:span><text:span text:style-name="T23">(0, 1) <text:s text:c="2"/></text:span><text:span text:style-name="T24">(\</text:span><text:span text:style-name="T17">lambda</text:span><text:span text:style-name="T24">_surrogate–times)</text:span></text:p>
        </text:list-item>
        <text:list-item>
          <text:p text:style-name="P22"><text:span text:style-name="T23"><text:s text:c="2"/></text:span><text:span text:style-name="T27">y</text:span><text:span text:style-name="T23">_extend = model.predict(</text:span><text:span text:style-name="T27">X</text:span><text:span text:style-name="T23">_extend)</text:span></text:p>
        </text:list-item>
        <text:list-item>
          <text:p text:style-name="P22"><text:span text:style-name="T23"><text:s text:c="2"/></text:span><text:span text:style-name="T25">while </text:span><text:span text:style-name="T18">not enough valid-fitness points evaluated</text:span><text:span text:style-name="T25"> do</text:span></text:p>
        </text:list-item>
        <text:list-item>
          <text:p text:style-name="P25"><text:span text:style-name="T25"><text:s text:c="4"/>[</text:span><text:span text:style-name="T27">X</text:span><text:span text:style-name="T23">_reeval, </text:span><text:span text:style-name="T29">X</text:span><text:span text:style-name="T25">_extend, </text:span><text:span text:style-name="T29">y</text:span><text:span text:style-name="T25">_extend]</text:span><text:span text:style-name="T23"> = </text:span><text:span text:style-name="T26">surrogateSelector</text:span><text:span text:style-name="T23">.select(</text:span><text:span text:style-name="T27">X</text:span><text:span text:style-name="T23">_extend, </text:span><text:span text:style-name="T27">y</text:span><text:span text:style-name="T23">_extend)</text:span></text:p>
        </text:list-item>
        <text:list-item>
          <text:p text:style-name="P22"><text:span text:style-name="T23"><text:s text:c="4"/></text:span><text:span text:style-name="T27">y</text:span><text:span text:style-name="T23">_reeval = fitness(</text:span><text:span text:style-name="T27">X</text:span><text:span text:style-name="T23">_reeval)</text:span></text:p>
        </text:list-item>
        <text:list-item>
          <text:p text:style-name="P24"><text:span text:style-name="T23"><text:s text:c="2"/></text:span><text:span text:style-name="T28">X</text:span><text:span text:style-name="T24"> = [</text:span><text:span text:style-name="T28">X</text:span><text:span text:style-name="T24">_sampled; </text:span><text:span text:style-name="T28">X</text:span><text:span text:style-name="T24">_reeval]; </text:span><text:span text:style-name="T28">y</text:span><text:span text:style-name="T24"> = [</text:span><text:span text:style-name="T28">y</text:span><text:span text:style-name="T24">_sampled; </text:span><text:span text:style-name="T28">y</text:span><text:span text:style-name="T24">_reeval]</text:span></text:p>
        </text:list-item>
        <text:list-item>
          <text:p text:style-name="P24"><text:span text:style-name="T23"><text:s text:c="2"/>archive.save(</text:span><text:span text:style-name="T27">X</text:span><text:span text:style-name="T23">, </text:span><text:span text:style-name="T27">y</text:span><text:span text:style-name="T23">)</text:span><text:span text:style-name="T24"><text:line-break/> <text:s/>...<text:line-break/> <text:s/>// </text:span><text:span text:style-name="T17">this is generation control:</text:span></text:p>
        </text:list-item>
        <text:list-item>
          <text:p text:style-name="P12"><text:span text:style-name="T5"><text:s text:c="2"/></text:span><text:span text:style-name="T2">X</text:span><text:span text:style-name="T6"> ~ \sigma B D </text:span><text:span text:style-name="T16">N</text:span><text:span text:style-name="T6">(0, 1) <text:s text:c="2"/></text:span><text:span text:style-name="T5">(\</text:span><text:span text:style-name="T15">lambda</text:span><text:span text:style-name="T5">–times)</text:span></text:p>
        </text:list-item>
        <text:list-item>
          <text:p text:style-name="P13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2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2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7"><text:soft-page-break/><text:s text:c="4"/>n_required = model.getNTrainData</text:p>
        </text:list-item>
        <text:list-item>
          <text:p text:style-name="P14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4"><text:span text:style-name="T9"><text:s text:c="6"/>// </text:span><text:span text:style-name="T20">try to get more data from previous generations</text:span><text:span text:style-name="T9"> </text:span></text:p>
        </text:list-item>
        <text:list-item>
          <text:p text:style-name="P14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5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3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16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16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2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2"><text:span text:style-name="T7"><text:s text:c="6"/></text:span><text:span text:style-name="T3">else</text:span></text:p>
        </text:list-item>
        <text:list-item>
          <text:p text:style-name="P12"><text:span text:style-name="T7"><text:s text:c="8"/>// </text:span><text:span text:style-name="T19">mark the next generation as “original-evaluated” </text:span><text:span text:style-name="T20">and “model-building”</text:span><text:span text:style-name="T7"> </text:span></text:p>
        </text:list-item>
        <text:list-item>
          <text:p text:style-name="P12"><text:span text:style-name="T5"><text:s text:c="2"/></text:span><text:span text:style-name="T1">else</text:span><text:span text:style-name="T5"> <text:s/>// </text:span><text:span text:style-name="T15">g is a model-evaluation generation</text:span></text:p>
        </text:list-item>
        <text:list-item>
          <text:p text:style-name="P12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6">Open problems</text:p>
      <text:list xml:id="list797820107084467589" text:style-name="L5">
        <text:list-item>
          <text:p text:style-name="P18">test whether <text:span text:style-name="T11">enlarging \sigma</text:span> when using surrogate model helps</text:p>
        </text:list-item>
        <text:list-item>
          <text:p text:style-name="P18">when should we stop using surrogate modelling? at specific \sigma-value? at specific generation? ...?</text:p>
        </text:list-item>
        <text:list-item>
          <text:p text:style-name="P19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093E819F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1-25T17:40:14.107494806</dc:date>
    <dc:creator>Lukas Bajer</dc:creator>
    <meta:editing-duration>PT1H57M44S</meta:editing-duration>
    <meta:editing-cycles>12</meta:editing-cycles>
    <meta:generator>LibreOffice/4.2.6.3$Linux_X86_64 LibreOffice_project/3fd416d4c6db7d3204c17ce57a1d70f6e531ee21</meta:generator>
    <meta:document-statistic meta:table-count="0" meta:image-count="1" meta:object-count="0" meta:page-count="2" meta:paragraph-count="55" meta:word-count="444" meta:character-count="3090" meta:non-whitespace-character-count="2577"/>
  </office:meta>
</office:document-meta>
</file>